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921cm" style:page-number="1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05cm" style:rel-column-width="1477*"/>
    </style:style>
    <style:style style:name="Table1.B" style:family="table-column">
      <style:table-column-properties style:column-width="4.987cm" style:rel-column-width="2827*"/>
    </style:style>
    <style:style style:name="Table1.C" style:family="table-column">
      <style:table-column-properties style:column-width="8.329cm" style:rel-column-width="4722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orphans="2" fo:widows="2" fo:text-indent="0cm" style:auto-text-indent="false" fo:background-color="transparent" style:writing-mode="lr-tb"/>
      <style:text-properties style:font-name="Calibri1" fo:font-size="11pt" fo:font-weight="bold" officeooo:rsid="00d3fe33" officeooo:paragraph-rsid="011c5389" style:font-size-asian="11pt" style:font-weight-asian="bold" style:font-name-complex="Calibri2" style:font-size-complex="11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officeooo:paragraph-rsid="011d2fb4"/>
    </style:style>
    <style:style style:name="P3" style:family="paragraph" style:parent-style-name="Table_20_Contents">
      <style:paragraph-properties fo:text-align="end" style:justify-single-word="false"/>
      <style:text-properties officeooo:paragraph-rsid="011fe717"/>
    </style:style>
    <style:style style:name="P4" style:family="paragraph" style:parent-style-name="Table_20_Contents">
      <style:paragraph-properties fo:text-align="end" style:justify-single-word="false"/>
      <style:text-properties fo:font-size="11pt" officeooo:paragraph-rsid="011e224f" style:font-size-asian="11pt" style:font-size-complex="11pt"/>
    </style:style>
    <style:style style:name="P5" style:family="paragraph" style:parent-style-name="Table_20_Contents">
      <style:text-properties style:font-name="Calibri1" fo:font-size="11pt" style:font-size-asian="11pt" style:font-name-complex="Calibri2" style:font-size-complex="11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orphans="2" fo:widows="2" fo:text-indent="0cm" style:auto-text-indent="false" fo:background-color="transparent" style:writing-mode="lr-tb"/>
      <style:text-properties style:font-name="Calibri1" fo:font-size="11pt" fo:font-weight="bold" officeooo:rsid="00d3fe33" officeooo:paragraph-rsid="011177a2" style:font-size-asian="11pt" style:font-weight-asian="bold" style:font-name-complex="Calibri2" style:font-size-complex="11pt" style:font-weight-complex="bold"/>
    </style:style>
    <style:style style:name="P7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8" style:family="paragraph">
      <loext:graphic-properties draw:fill="solid" draw:fill-color="#dddddd" draw:opacity="50%"/>
    </style:style>
    <style:style style:name="P9" style:family="paragraph" style:parent-style-name="Standard" style:list-style-name="L1" style:master-page-name="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10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11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12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13" style:family="paragraph">
      <loext:graphic-properties draw:fill-color="#dddddd" draw:opacity="50%"/>
      <style:text-properties fo:font-size="12pt"/>
    </style:style>
    <style:style style:name="P14" style:family="paragraph">
      <loext:graphic-properties draw:fill-color="#dddddd" draw:opacity="50%"/>
    </style:style>
    <style:style style:name="P15" style:family="paragraph" style:parent-style-name="Standard" style:list-style-name="WWNum1" style:master-page-name="">
      <loext:graphic-properties draw:fill="none"/>
      <style:paragraph-properties fo:margin-left="0.80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6" style:family="paragraph" style:parent-style-name="Standard" style:list-style-name="WWNum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7" style:family="paragraph" style:parent-style-name="Heading_20_2" style:master-page-name="">
      <style:paragraph-properties fo:margin-left="0.199cm" fo:margin-right="0cm" fo:margin-top="0.349cm" fo:margin-bottom="0cm" style:contextual-spacing="false" fo:line-height="15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8" style:family="paragraph" style:parent-style-name="Standard" style:list-style-name="WWNum1" style:master-page-name="">
      <style:paragraph-properties fo:margin-left="0.801cm" fo:margin-right="0cm" fo:text-indent="-0.6cm" style:auto-text-indent="false" style:page-number="auto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9" style:family="paragraph">
      <loext:graphic-properties draw:fill-color="#d8643a"/>
      <style:paragraph-properties fo:text-align="center" style:writing-mode="lr-tb"/>
    </style:style>
    <style:style style:name="P20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21" style:family="paragraph">
      <style:paragraph-properties fo:text-align="center"/>
    </style:style>
    <style:style style:name="P22" style:family="paragraph">
      <loext:graphic-properties draw:fill-color="#d8d8d8"/>
      <style:paragraph-properties fo:text-align="center" style:writing-mode="lr-tb"/>
    </style:style>
    <style:style style:name="P23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rsid="011b23c4" officeooo:paragraph-rsid="011b23c4" style:font-size-asian="11pt" style:font-size-complex="11pt"/>
    </style:style>
    <style:style style:name="P24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25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26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27" style:family="paragraph" style:parent-style-name="light_20_blue_20_round_20_bullet" style:list-style-name="List_20_1"/>
    <style:style style:name="P2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9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30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31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32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33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34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35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36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fo:background-color="#ffe6dd" style:writing-mode="lr-tb"/>
      <style:text-properties officeooo:paragraph-rsid="0098787b"/>
    </style:style>
    <style:style style:name="P37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fo:padding="0cm" fo:border="none" style:shadow="none" style:writing-mode="lr-tb" style:join-border="false">
        <style:tab-stops/>
      </style:paragraph-properties>
    </style:style>
    <style:style style:name="P38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fo:font-size="11pt" officeooo:paragraph-rsid="00c18ebc" style:font-size-asian="11pt" style:font-size-complex="11pt"/>
    </style:style>
    <style:style style:name="P39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40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1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2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43" style:family="paragraph" style:parent-style-name="Heading_20_2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10b1e32"/>
    </style:style>
    <style:style style:name="P44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6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7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fo:color="#0000ee" loext:opacity="100%" style:font-name="Calibri1" fo:font-size="11pt" style:text-underline-style="none" fo:font-weight="normal" officeooo:rsid="0043939f" fo:background-color="#eee97e" loext:char-shading-value="0" style:font-size-asian="11pt" style:font-weight-asian="normal" style:font-name-complex="Calibri2" style:font-size-complex="11pt" style:font-weight-complex="normal">
        <loext:char-complex-color loext:theme-type="hyperlink" loext:color-type="theme"/>
      </style:text-properties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fo:font-size="11pt" style:text-underline-style="none" fo:font-weight="normal" officeooo:rsid="011d2fb4" fo:background-color="#eee97e" loext:char-shading-value="0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12170f2" fo:background-color="#eee97e" loext:char-shading-value="0" style:font-size-asian="11pt" style:font-weight-asian="normal" style:font-size-complex="11pt" style:font-weight-complex="normal"/>
    </style:style>
    <style:style style:name="T6" style:family="text">
      <style:text-properties officeooo:rsid="011177a2"/>
    </style:style>
    <style:style style:name="T7" style:family="text">
      <style:text-properties officeooo:rsid="011c5389"/>
    </style:style>
    <style:style style:name="T8" style:family="text">
      <style:text-properties style:text-underline-style="none" fo:font-weight="normal" officeooo:rsid="011d2fb4" fo:background-color="#eee97e" loext:char-shading-value="0" style:font-weight-asian="normal" style:font-weight-complex="normal"/>
    </style:style>
    <style:style style:name="T9" style:family="text">
      <style:text-properties style:font-name="Calibri1" fo:font-size="11pt" style:font-size-asian="11pt" style:font-name-complex="Calibri2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Calibri1" fo:font-size="11pt" fo:font-weight="normal" officeooo:rsid="010d07bf" style:font-size-asian="11pt" style:font-weight-asian="normal" style:font-size-complex="11pt" style:font-weight-complex="normal"/>
    </style:style>
    <style:style style:name="T13" style:family="text">
      <style:text-properties style:font-name="Calibri1" fo:font-size="11pt" fo:font-weight="normal" officeooo:rsid="01168e00" style:font-size-asian="11pt" style:font-weight-asian="normal" style:font-size-complex="11pt" style:font-weight-complex="normal"/>
    </style:style>
    <style:style style:name="T14" style:family="text">
      <style:text-properties officeooo:rsid="00811482" fo:background-color="transparent" loext:char-shading-value="0"/>
    </style:style>
    <style:style style:name="T15" style:family="text">
      <style:text-properties officeooo:rsid="00ad842e" fo:background-color="transparent" loext:char-shading-value="0"/>
    </style:style>
    <style:style style:name="T16" style:family="text">
      <style:text-properties officeooo:rsid="0088299b" fo:background-color="transparent" loext:char-shading-value="0"/>
    </style:style>
    <style:style style:name="T17" style:family="text">
      <style:text-properties officeooo:rsid="00896972" fo:background-color="transparent" loext:char-shading-value="0"/>
    </style:style>
    <style:style style:name="T18" style:family="text">
      <style:text-properties officeooo:rsid="00400a82"/>
    </style:style>
    <style:style style:name="T19" style:family="text">
      <style:text-properties officeooo:rsid="00f33cc4"/>
    </style:style>
    <style:style style:name="T20" style:family="text">
      <style:text-properties officeooo:rsid="011b23c4"/>
    </style:style>
    <style:style style:name="T21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22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23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24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25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6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7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8" style:family="text">
      <style:text-properties style:font-name="Calibri1" officeooo:rsid="00940f58" fo:background-color="transparent" loext:char-shading-value="0" style:font-name-complex="Calibri2"/>
    </style:style>
    <style:style style:name="T29" style:family="text">
      <style:text-properties style:font-name="Calibri1" fo:background-color="transparent" loext:char-shading-value="0" style:font-name-complex="Calibri2"/>
    </style:style>
    <style:style style:name="T30" style:family="text">
      <style:text-properties style:font-name="Calibri1" officeooo:rsid="005ab2ed" fo:background-color="transparent" loext:char-shading-value="0" style:font-name-complex="Calibri2"/>
    </style:style>
    <style:style style:name="T31" style:family="text">
      <style:text-properties style:font-name="Calibri1" officeooo:rsid="001aa24e" fo:background-color="transparent" loext:char-shading-value="0" style:font-name-complex="Calibri2"/>
    </style:style>
    <style:style style:name="T32" style:family="text">
      <style:text-properties style:font-name="Calibri1" officeooo:rsid="005af4d8" fo:background-color="transparent" loext:char-shading-value="0" style:font-name-complex="Calibri2"/>
    </style:style>
    <style:style style:name="T33" style:family="text">
      <style:text-properties style:font-name="Calibri1" officeooo:rsid="005bf07b" fo:background-color="transparent" loext:char-shading-value="0" style:font-name-complex="Calibri2"/>
    </style:style>
    <style:style style:name="T34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7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8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42" style:family="text">
      <style:text-properties style:font-name="Calibri1" officeooo:rsid="006defbb" fo:background-color="transparent" loext:char-shading-value="0" style:font-name-complex="Calibri2"/>
    </style:style>
    <style:style style:name="T43" style:family="text">
      <style:text-properties style:font-name="Calibri1" officeooo:rsid="005dac39" fo:background-color="transparent" loext:char-shading-value="0" style:font-name-complex="Calibri2"/>
    </style:style>
    <style:style style:name="T44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45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6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7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8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9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50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51" style:family="text">
      <style:text-properties style:font-name="Calibri1" officeooo:rsid="00940f58" style:font-name-complex="Calibri2"/>
    </style:style>
    <style:style style:name="T52" style:family="text">
      <style:text-properties style:font-name="Calibri1" style:font-name-complex="Calibri2"/>
    </style:style>
    <style:style style:name="T53" style:family="text">
      <style:text-properties style:font-name="Calibri1" officeooo:rsid="001aa24e" style:font-name-complex="Calibri2"/>
    </style:style>
    <style:style style:name="T54" style:family="text">
      <style:text-properties style:font-name="Calibri1" officeooo:rsid="005310b8" style:font-name-complex="Calibri2"/>
    </style:style>
    <style:style style:name="T55" style:family="text">
      <style:text-properties style:font-name="Calibri1" officeooo:rsid="005bf07b" style:font-name-complex="Calibri2"/>
    </style:style>
    <style:style style:name="T56" style:family="text">
      <style:text-properties style:font-name="Calibri1" fo:font-size="11pt" officeooo:rsid="00940f58" style:font-size-asian="11pt" style:font-name-complex="Calibri2" style:font-size-complex="11pt"/>
    </style:style>
    <style:style style:name="T57" style:family="text">
      <style:text-properties style:font-name="Calibri1" fo:font-size="11pt" officeooo:rsid="007cb206" style:font-size-asian="11pt" style:font-name-complex="Calibri2" style:font-size-complex="11pt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style:font-name="Calibri1" fo:font-size="11pt" fo:font-weight="bold" officeooo:rsid="007cb206" style:font-size-asian="11pt" style:font-weight-asian="bold" style:font-name-complex="Calibri2" style:font-size-complex="11pt" style:font-weight-complex="bold"/>
    </style:style>
    <style:style style:name="T60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1" style:family="text">
      <style:text-properties style:font-name="Calibri1" officeooo:rsid="0059ad0b" style:font-name-complex="Calibri2"/>
    </style:style>
    <style:style style:name="T62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63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4" style:family="text">
      <style:text-properties style:font-name="Calibri1" fo:font-size="11pt" officeooo:rsid="005bf07b" style:font-size-asian="11pt" style:font-name-complex="Calibri2" style:font-size-complex="11pt"/>
    </style:style>
    <style:style style:name="T65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7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8" style:family="text">
      <style:text-properties style:font-name="Calibri1" fo:font-size="11pt" officeooo:rsid="001b7c95" style:font-size-asian="11pt" style:font-name-complex="Calibri2" style:font-size-complex="11pt"/>
    </style:style>
    <style:style style:name="T69" style:family="text">
      <style:text-properties officeooo:rsid="00940f58"/>
    </style:style>
    <style:style style:name="T70" style:family="text">
      <style:text-properties officeooo:rsid="005bf07b"/>
    </style:style>
    <style:style style:name="T71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72" style:family="text">
      <style:text-properties officeooo:rsid="0081de27"/>
    </style:style>
    <style:style style:name="T73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74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75" style:family="text">
      <style:text-properties style:font-name="Calibri1" fo:font-size="11pt" officeooo:rsid="00e04078" style:font-size-asian="11pt" style:font-name-complex="Calibri2" style:font-size-complex="11pt"/>
    </style:style>
    <style:style style:name="T76" style:family="text">
      <style:text-properties style:font-name="Calibri1" fo:font-size="11pt" officeooo:rsid="003c2c68" style:font-size-asian="11pt" style:font-name-complex="Calibri2" style:font-size-complex="11pt"/>
    </style:style>
    <style:style style:name="T77" style:family="text">
      <style:text-properties officeooo:rsid="00c53c3a"/>
    </style:style>
    <style:style style:name="T78" style:family="text">
      <style:text-properties officeooo:rsid="00c610d8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Noto Sans Symbols'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cm" draw:marker-start-width="0.353cm" draw:marker-end-width="0.353cm" draw:fill-color="#d8643a" draw:textarea-horizontal-align="justify" draw:textarea-vertical-align="middle" draw:auto-grow-height="false" fo:min-height="0.256cm" fo:min-width="0.256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3465a4"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Peter Smith</text:p>
          </table:table-cell>
          <table:table-cell table:style-name="Table1.A1" office:value-type="string">
            <text:p text:style-name="P2"><text:a xlink:type="simple" xlink:href="https://youtu.be/j3nW8g24qeg" text:style-name="Internet_20_link" text:visited-style-name="Visited_20_Internet_20_Link"><text:span text:style-name="T1">Showreel</text:span></text:a></text:p>
          </table:table-cell>
        </table:table-row>
        <table:table-row>
          <table:table-cell table:style-name="Table1.A1" office:value-type="string">
            <text:p text:style-name="P1"><text:span text:style-name="T2">Email</text:span></text:p>
          </table:table-cell>
          <table:table-cell table:style-name="Table1.A1" office:value-type="string">
            <text:p text:style-name="P1"><text:a xlink:type="simple" xlink:href="mailto:peter@cruelandunusual.be" text:style-name="Internet_20_link" text:visited-style-name="Visited_20_Internet_20_Link"><text:span text:style-name="T3">peter@cruelandunusual.be</text:span></text:a></text:p>
          </table:table-cell>
          <table:table-cell table:style-name="Table1.A1" office:value-type="string">
            <text:p text:style-name="P3"><text:a xlink:type="simple" xlink:href="https://youtube.com/playlist?list=PLSf4yC-kM8p7FxLL5mHpUCNuB2_qiWKbN&amp;si=JNfR9Wc9tz2Tt6Fo" text:style-name="Internet_20_link" text:visited-style-name="Visited_20_Internet_20_Link"><text:span text:style-name="T4">Complete videos </text:span><text:span text:style-name="T5">playlist</text:span></text:a></text:p>
          </table:table-cell>
        </table:table-row>
        <table:table-row>
          <table:table-cell table:style-name="Table1.A1" office:value-type="string">
            <text:p text:style-name="P1"><text:span text:style-name="T6">A</text:span><text:span text:style-name="T7">d</text:span><text:span text:style-name="T6">dress</text:span></text:p>
          </table:table-cell>
          <table:table-cell table:style-name="Table1.A1" office:value-type="string">
            <text:p text:style-name="P1"><text:span text:style-name="T6">16 Queen’s Park Court</text:span></text:p>
          </table:table-cell>
          <table:table-cell table:style-name="Table1.A1" office:value-type="string">
            <text:p text:style-name="P4"><text:span text:style-name="T8"/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Edinburgh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6">EH8 7DY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6" loext:marker-style-name="T9"/>
      <text:h text:style-name="P7" text:outline-level="2"><draw:custom-shape text:anchor-type="paragraph" draw:z-index="3" draw:name="Candidate Profile box" draw:style-name="gr1" draw:text-style-name="P8" svg:width="15.925cm" svg:height="0.86cm" svg:x="-0.002cm" svg:y="0.183cm"><text:p/><draw:enhanced-geometry svg:viewBox="0 0 21600 21600" draw:mirror-horizontal="false" draw:mirror-vertical="false" draw:type="rectangle" draw:enhanced-path="M 0 0 L 21600 0 21600 21600 0 21600 0 0 Z N"/></draw:custom-shape>CANDIDATE PROFILE</text:h>
      <text:list text:style-name="L1">
        <text:list-item>
          <text:p text:style-name="P9"><text:span text:style-name="Strong_20_Emphasis"><text:span text:style-name="T10">I am a skilled and creative editor with over 20 years experience of collaborative working in a production environment. I have cut dramas, interview-led corporate case studies, long-form documentaries, short social media clips, animations, audio-only podcasts, and lots more</text:span></text:span></text:p>
        </text:list-item>
        <text:list-item>
          <text:p text:style-name="P10"><text:span text:style-name="Strong_20_Emphasis"><text:span text:style-name="T11">I also have years of experience of directing, producing, camera operating and location sound recording</text:span></text:span></text:p>
        </text:list-item>
        <text:list-item>
          <text:p text:style-name="P11"><text:span text:style-name="Strong_20_Emphasis"><text:span text:style-name="T12">I</text:span></text:span><text:span text:style-name="Strong_20_Emphasis"><text:span text:style-name="T11"> am used to working in a fast-paced environment to challenging deadlines</text:span></text:span></text:p>
        </text:list-item>
        <text:list-item>
          <text:p text:style-name="P11"><text:span text:style-name="Strong_20_Emphasis"><text:span text:style-name="T11">I have vast experience of all aspects of the post-production pipeline: from ingesting and logging footage, to editing, colour correction and sound mastering, and archiving and retrieving projects to and from long-term storage</text:span></text:span></text:p>
        </text:list-item>
        <text:list-item>
          <text:p text:style-name="P11"><text:span text:style-name="Strong_20_Emphasis"><text:span text:style-name="T11">I have strong technical skills, with wide experience of all major video and audio formats. I am comfortable with all operating systems and have experience of batch scripting and automation of tasks, </text:span></text:span><text:span text:style-name="Strong_20_Emphasis"><text:span text:style-name="T13">in both Windows and Unix environments</text:span></text:span></text:p>
        </text:list-item>
        <text:list-item>
          <text:p text:style-name="P11"><text:span text:style-name="Strong_20_Emphasis"><text:span text:style-name="T11">I value working in a supportive and positive environment, and constantly strive to achieve the best results possible in my work. I am a fast learner, have excellent communication skills, and am strongly motivated to continue learning and growing in my career</text:span></text:span></text:p>
        </text:list-item>
      </text:list>
      <text:h text:style-name="P12" text:outline-level="2"><draw:custom-shape text:anchor-type="paragraph" draw:z-index="1" draw:name="Key Skills box" draw:style-name="gr2" draw:text-style-name="P13" svg:width="15.927cm" svg:height="0.842cm" svg:x="0cm" svg:y="0.2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Technical Skills box" draw:style-name="gr3" draw:text-style-name="P14" svg:width="15.925cm" svg:height="0.84cm" svg:x="0cm" svg:y="3.293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5"><text:span text:style-name="T14">Proven track record in working in demanding environment</text:span><text:span text:style-name="T15">s</text:span></text:p>
        </text:list-item>
        <text:list-item>
          <text:p text:style-name="P16">Proven team player with strong communication skills</text:p>
        </text:list-item>
        <text:list-item>
          <text:p text:style-name="P16"><text:span text:style-name="T14">Strong technical skills </text:span><text:span text:style-name="T16">and ability to adapt to new env</text:span><text:span text:style-name="T17">ironments</text:span><text:span text:style-name="T16">, absorb and learn new skills</text:span></text:p>
        </text:list-item>
        <text:list-item>
          <text:p text:style-name="P16"><text:span text:style-name="T14">Meticulous attention to detail, </text:span><text:span text:style-name="T16">delivering outcomes to the highest standard possible</text:span></text:p>
        </text:list-item>
      </text:list>
      <text:h text:style-name="P17" text:outline-level="2"><text:span text:style-name="T18">T</text:span><text:span text:style-name="T19">ECHNICAL SKILLS</text:span></text:h>
      <text:list text:continue-numbering="true" text:style-name="WWNum1">
        <text:list-item>
          <text:p text:style-name="P18"><draw:custom-shape text:anchor-type="paragraph" draw:z-index="6" draw:name="Premiere Pro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Premiere Pro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Premiere Pro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Premiere Pro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Premiere Pro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Premiere Pro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Premiere Pro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Premiere Pro 8" draw:style-name="gr4" draw:text-style-name="P19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Premiere Pro 9" draw:style-name="gr4" draw:text-style-name="P19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Premiere Pro 10" draw:style-name="gr4" draw:text-style-name="P19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">Adobe </text:span>Premiere Pro</text:p>
        </text:list-item>
        <text:list-item>
          <text:p text:style-name="P20"><draw:custom-shape text:anchor-type="paragraph" draw:z-index="16" draw:name="Final Cut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inal Cut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inal Cut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inal Cut 4" draw:style-name="gr5" draw:text-style-name="P19" svg:width="0.376cm" svg:height="0.376cm" svg:x="7.161cm" svg:y="0.078cm"><text:p text:style-name="P21"/><text:p text:style-name="P21"/><text:p text:style-name="P21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inal Cut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inal Cut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inal Cut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inal Cut 8" draw:style-name="gr4" draw:text-style-name="P19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inal Cut 9" draw:style-name="gr4" draw:text-style-name="P19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inal Cut 10" draw:style-name="gr4" draw:text-style-name="P19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nal Cut Pro</text:p>
        </text:list-item>
        <text:list-item>
          <text:p text:style-name="P20"><draw:custom-shape text:anchor-type="paragraph" draw:z-index="26" draw:name="After Effects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After Effects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After Effects 3" draw:style-name="gr4" draw:text-style-name="P19" svg:width="0.376cm" svg:height="0.376cm" svg:x="6.63cm" svg:y="0.0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After Effects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After Effects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After Effects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After Effects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After Effects 8" draw:style-name="gr4" draw:text-style-name="P19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After Effects 9" draw:style-name="gr6" draw:text-style-name="P22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After Effects 10" draw:style-name="gr6" draw:text-style-name="P22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">Adobe </text:span>After Effects</text:p>
        </text:list-item>
        <text:list-item>
          <text:p text:style-name="P20"><draw:custom-shape text:anchor-type="paragraph" draw:z-index="36" draw:name="DaVinci Resolve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DaVinci Resolve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DaVinci Resolve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DaVinci Resolve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DaVinci Resolve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DaVinci Resolve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DaVinci Resolve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DaVinci Resolve 8" draw:style-name="gr6" draw:text-style-name="P22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DaVinci Resolve 9" draw:style-name="gr6" draw:text-style-name="P22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DaVinci Resolve 10" draw:style-name="gr6" draw:text-style-name="P22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Vinci Resolve</text:p>
        </text:list-item>
        <text:list-item>
          <text:p text:style-name="P20"><draw:custom-shape text:anchor-type="paragraph" draw:z-index="46" draw:name="Avid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Avid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Avid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Avid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Avid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Avid 6" draw:style-name="gr6" draw:text-style-name="P22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Avid 7" draw:style-name="gr6" draw:text-style-name="P22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Avid 8" draw:style-name="gr6" draw:text-style-name="P22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Avid 9" draw:style-name="gr6" draw:text-style-name="P22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Avid 10" draw:style-name="gr6" draw:text-style-name="P22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id Media Composer</text:p>
        </text:list-item>
        <text:list-item>
          <text:p text:style-name="P20"><draw:custom-shape text:anchor-type="paragraph" draw:z-index="56" draw:name="Audition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Audition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Audition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Audition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Audition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Audition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Audition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Audition 8" draw:style-name="gr4" draw:text-style-name="P19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Audition 9" draw:style-name="gr6" draw:text-style-name="P22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Audition 10" draw:style-name="gr6" draw:text-style-name="P22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Audition</text:p>
        </text:list-item>
        <text:list-item>
          <text:p text:style-name="P23"><draw:custom-shape text:anchor-type="paragraph" draw:z-index="66" draw:name="MS Office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MS Office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MS Office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MS Office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MS Office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MS Office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MS Office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MS Office 8" draw:style-name="gr7" draw:text-style-name="P19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MS Office 9" draw:style-name="gr6" draw:text-style-name="P22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MS Office 10" draw:style-name="gr6" draw:text-style-name="P22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Photoshop</text:p>
        </text:list-item>
        <text:list-item>
          <text:p text:style-name="P23"><draw:custom-shape text:anchor-type="paragraph" draw:z-index="76" draw:name="Google Workspace 1" draw:style-name="gr4" draw:text-style-name="P19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Google Workspace 2" draw:style-name="gr4" draw:text-style-name="P19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Google Workspace 3" draw:style-name="gr4" draw:text-style-name="P19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Google Workspace 4" draw:style-name="gr4" draw:text-style-name="P19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Google Workspace 5" draw:style-name="gr4" draw:text-style-name="P19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Google Workspace 6" draw:style-name="gr4" draw:text-style-name="P19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Google Workspace 7" draw:style-name="gr4" draw:text-style-name="P19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Google Workspace 8" draw:style-name="gr6" draw:text-style-name="P22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Google Workspace 9" draw:style-name="gr6" draw:text-style-name="P22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Google Workspace 10" draw:style-name="gr6" draw:text-style-name="P22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Illustrator</text:p>
        </text:list-item>
      </text:list>
      <text:h text:style-name="P24" text:outline-level="2"><draw:custom-shape text:anchor-type="paragraph" draw:z-index="2" draw:name="Employment History box" draw:style-name="gr8" draw:text-style-name="P14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25"><text:span text:style-name="T21">Aug 2014 - </text:span><text:span text:style-name="T22">Nov 2024 – </text:span><text:span text:style-name="T23">Senior </text:span><text:span text:style-name="T24">Video</text:span><text:span text:style-name="T23"> </text:span><text:span text:style-name="T21">Edito</text:span><text:span text:style-name="T25">r, </text:span><text:span text:style-name="T21">Speakeasy Productions Ltd </text:span><text:span text:style-name="T26">(Edinburgh)</text:span></text:p>
      <text:list xml:id="list170806256429278" text:continue-numbering="true" text:style-name="WWNum1">
        <text:list-item>
          <text:p text:style-name="P26"><text:span text:style-name="Emphasis"><text:span text:style-name="T27">Permanent full-time role</text:span></text:span></text:p>
        </text:list-item>
      </text:list>
      <text:list xml:id="list796995890" text:style-name="List_20_1">
        <text:list-item>
          <text:list>
            <text:list-item>
              <text:list>
                <text:list-item>
                  <text:p text:style-name="P27"><text:span text:style-name="T28">I w</text:span><text:span text:style-name="T29">ork</text:span><text:span text:style-name="T30">ed</text:span><text:span text:style-name="T29"> with </text:span><text:span text:style-name="T28">a large </text:span><text:span text:style-name="T31">production team</text:span><text:span text:style-name="T29"> and </text:span><text:span text:style-name="T32">internal and external </text:span><text:span text:style-name="T29">motion graphics artists to create </text:span><text:span text:style-name="T33">videos for private and public sector clients</text:span></text:p>
                </text:list-item>
                <text:list-item>
                  <text:p text:style-name="P28"><text:span text:style-name="T34">I m</text:span><text:span text:style-name="T35">anage</text:span><text:span text:style-name="T36">d</text:span><text:span text:style-name="T35"> all aspects of </text:span><text:span text:style-name="T37">the </text:span><text:span text:style-name="T35">editing </text:span><text:span text:style-name="T38">process</text:span><text:span text:style-name="T35">: </text:span><text:span text:style-name="T39">ingest, logging, </text:span><text:span text:style-name="T35">colour-correction, </text:span><text:span text:style-name="T40">audio mastering</text:span><text:span text:style-name="T35">, </text:span><text:span text:style-name="T40">motion </text:span><text:span text:style-name="T35">graphics, </text:span><text:span text:style-name="T40">subtitles, </text:span><text:span text:style-name="T41">picture-in-picture sign language, </text:span><text:span text:style-name="T39">delivery</text:span></text:p>
                </text:list-item>
                <text:list-item>
                  <text:p text:style-name="P29"><text:span text:style-name="T28">I w</text:span><text:span text:style-name="T33">orked across multiple projects concurrently, </text:span><text:span text:style-name="T42">at various stages of delivery, </text:span><text:span text:style-name="T43">often to tight deadlines</text:span></text:p>
                </text:list-item>
              </text:list>
            </text:list-item>
          </text:list>
        </text:list-item>
      </text:list>
      <text:p text:style-name="P30">Dec 2008 - Aug 2014 – Senior Video Editor, Republic Productions Ltd (Edinburgh)</text:p>
      <text:list xml:id="list170806132667352" text:continue-list="list170806256429278" text:style-name="WWNum1">
        <text:list-item>
          <text:p text:style-name="P31"><text:span text:style-name="Emphasis"><text:span text:style-name="T27">Permanent full-time role</text:span></text:span></text:p>
        </text:list-item>
      </text:list>
      <text:list xml:id="list170806380045839" text:continue-list="list796995890" text:style-name="List_20_1">
        <text:list-item>
          <text:list>
            <text:list-item>
              <text:list>
                <text:list-item>
                  <text:p text:style-name="P32">As the company’s senior editor I was responsible for all technical and aesthetic aspects of video editing</text:p>
                </text:list-item>
                <text:list-item>
                  <text:p text:style-name="P33"><text:span text:style-name="T34">I r</text:span><text:span text:style-name="T40">ecord</text:span><text:span text:style-name="T44">ed </text:span><text:span text:style-name="T34">sound</text:span><text:span text:style-name="T44"> </text:span><text:span text:style-name="T40">and </text:span><text:span text:style-name="T45">operated camera</text:span><text:span text:style-name="T40"> </text:span><text:span text:style-name="T34">on location </text:span><text:span text:style-name="T40">when required</text:span></text:p>
                </text:list-item>
                <text:list-item>
                  <text:p text:style-name="P33"><text:span text:style-name="T34">I was responsible</text:span><text:span text:style-name="T38"> for m</text:span><text:span text:style-name="T46">aintenance of </text:span><text:span text:style-name="T38">all editing and production </text:span><text:span text:style-name="T46">software and hardware</text:span></text:p>
                </text:list-item>
                <text:list-item>
                  <text:p text:style-name="P33"><text:span text:style-name="T34">I was responsible</text:span><text:span text:style-name="T38"> for </text:span><text:span text:style-name="T40">procurement and </text:span><text:span text:style-name="T38">ongoing </text:span><text:span text:style-name="T40">maintenance of camera kit</text:span></text:p>
                </text:list-item>
              </text:list>
            </text:list-item>
          </text:list>
        </text:list-item>
      </text:list>
      <text:p text:style-name="P34"><text:span text:style-name="T47">Feb 2002 - Jan 2008</text:span><text:span text:style-name="T48"> – </text:span><text:span text:style-name="T47">Freelance Director / Producer / </text:span><text:span text:style-name="T49">Editor </text:span><text:span text:style-name="T50">(UK wide)</text:span></text:p>
      <text:list xml:id="list170806471827571" text:continue-list="list170806132667352" text:style-name="WWNum1">
        <text:list-item>
          <text:p text:style-name="P35"><text:span text:style-name="Emphasis"><text:span text:style-name="T27">Self-employed</text:span></text:span></text:p>
        </text:list-item>
      </text:list>
      <text:list xml:id="list170806117638667" text:continue-list="list170806380045839" text:style-name="List_20_1">
        <text:list-item>
          <text:list>
            <text:list-item>
              <text:list>
                <text:list-item>
                  <text:p text:style-name="P29"><text:span text:style-name="T51">I was responsible for d</text:span><text:span text:style-name="T52">irecting, </text:span><text:span text:style-name="T53">shooting </text:span><text:span text:style-name="T52">and editing </text:span><text:span text:style-name="T53">a variety of </text:span><text:span text:style-name="T52">projects </text:span><text:span text:style-name="T54">for public and private sector </text:span><text:span text:style-name="T55">clients</text:span></text:p>
                </text:list-item>
                <text:list-item>
                  <text:p text:style-name="P28"><text:span text:style-name="T56">I d</text:span><text:span text:style-name="T57">irected and sho</text:span><text:span text:style-name="T58">t a 40-min documentary on th</text:span><text:span text:style-name="T57">e Scottish band </text:span><text:span text:style-name="T59">Mogwai</text:span><text:span text:style-name="T57">, released along with their album </text:span><text:span text:style-name="T60">Mr</text:span><text:span text:style-name="T59">. Beast</text:span></text:p>
                </text:list-item>
                <text:list-item>
                  <text:p text:style-name="P29"><text:span text:style-name="T54">C</text:span><text:span text:style-name="T61">lients </text:span><text:span text:style-name="T28">included</text:span><text:span text:style-name="T61">: various music industry clients, including XL Recordings, Rock Action, Mogwai</text:span></text:p>
                </text:list-item>
                <text:list-item>
                  <text:p text:style-name="P29"><text:span text:style-name="T28">Communicating</text:span><text:span text:style-name="T52"> with end-user clients of all levels</text:span></text:p>
                </text:list-item>
              </text:list>
            </text:list-item>
          </text:list>
        </text:list-item>
      </text:list>
      <text:p text:style-name="P36"><text:span text:style-name="T21">Jan 2000</text:span><text:span text:style-name="T62"> - </text:span><text:span text:style-name="T21">Dec 2001</text:span><text:span text:style-name="T48"> – </text:span><text:span text:style-name="T21">Software Developer, Agilent </text:span><text:span text:style-name="T62">Technologies</text:span><text:span text:style-name="T21"> GmbH </text:span><text:span text:style-name="T26">(</text:span><text:span text:style-name="T63">Stuttgart, Germany</text:span><text:span text:style-name="T26">)</text:span></text:p>
      <text:list text:continue-list="list170806471827571" text:style-name="WWNum1">
        <text:list-item>
          <text:p text:style-name="P37"><text:span text:style-name="Emphasis"><text:span text:style-name="T27">Permanent full-time role</text:span></text:span></text:p>
        </text:list-item>
      </text:list>
      <text:list text:continue-list="list170806117638667" text:style-name="List_20_1">
        <text:list-item>
          <text:list>
            <text:list-item>
              <text:list>
                <text:list-item>
                  <text:p text:style-name="P33"><text:span text:style-name="T56">I </text:span><text:span text:style-name="T34">worked</text:span><text:span text:style-name="T64"> as part of a team developing </text:span><text:span text:style-name="T56">and maintaining</text:span><text:span text:style-name="T64"> </text:span><text:span text:style-name="T9">an in-house, </text:span><text:span text:style-name="T65">Oracle</text:span><text:span text:style-name="T9">-based, </text:span><text:span text:style-name="T66">Unix</text:span><text:span text:style-name="T64">-server hosted </text:span><text:span text:style-name="T9">payroll system</text:span></text:p>
                </text:list-item>
                <text:list-item>
                  <text:p text:style-name="P33"><text:span text:style-name="T56">I wrote </text:span><text:span text:style-name="T60">ASP</text:span><text:span text:style-name="T9">, </text:span><text:span text:style-name="T67">HTML</text:span><text:span text:style-name="T56">,</text:span><text:span text:style-name="T9"> </text:span><text:span text:style-name="T65">JavaScript</text:span><text:span text:style-name="T68"> </text:span><text:span text:style-name="T56">and </text:span><text:span text:style-name="T67">SQL</text:span><text:span text:style-name="T56"> to process user input, applying country-specific business logic as appropriate</text:span></text:p>
                </text:list-item>
                <text:list-item>
                  <text:p text:style-name="P38"><text:span text:style-name="T69">I w</text:span><text:span text:style-name="T70">rote </text:span><text:span text:style-name="T71">Bash</text:span><text:span text:style-name="T72"> </text:span><text:span text:style-name="T70">scripts to automate development and deployment tasks</text:span></text:p>
                </text:list-item>
              </text:list>
            </text:list-item>
          </text:list>
        </text:list-item>
      </text:list>
      <text:h text:style-name="P39" text:outline-level="2"><draw:custom-shape text:anchor-type="paragraph" draw:z-index="0" draw:name="Education and Qualifications box" draw:style-name="gr8" draw:text-style-name="P14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73"> </text:span>AND<text:span text:style-name="T73"> </text:span>QUALIFICATIONS</text:h>
      <text:p text:style-name="P40"><text:span text:style-name="T65">1998 - 1999</text:span><text:span text:style-name="T9"> </text:span><text:span text:style-name="T65">– </text:span><text:span text:style-name="T74">Postgraduate Diploma Information Technology</text:span><text:span text:style-name="T9">, Glasgow Unive</text:span><text:span text:style-name="T75">­</text:span><text:span text:style-name="T9">rsity</text:span></text:p>
      <text:p text:style-name="P41"><text:span text:style-name="T65">1992 - 1996</text:span><text:span text:style-name="T9"> </text:span><text:span text:style-name="T65">– </text:span><text:span text:style-name="T74">MA Philosophy 2:1</text:span><text:span text:style-name="T9">, </text:span><text:span text:style-name="T76">Glasgow University</text:span></text:p>
      <text:p text:style-name="P42"><text:span text:style-name="T65">1986 - 1992</text:span><text:span text:style-name="T9"> </text:span><text:span text:style-name="T65">– </text:span><text:span text:style-name="T9">5 Highers, 1 Certificate of Sixth Year Studies, St Andrews High School</text:span></text:p>
      <text:h text:style-name="P43" text:outline-level="2"><draw:custom-shape text:anchor-type="paragraph" draw:z-index="4" draw:name="Voluntary work box" draw:style-name="gr8" draw:text-style-name="P14" svg:width="15.925cm" svg:height="0.84cm" svg:x="0cm" svg:y="0.102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44">2004 - 2005 – Volunteer, Glasgow Media Access Centre</text:p>
      <text:p text:style-name="P45">I <text:span text:style-name="T77">volunteered at Glasgow’s GMAC charity, which supports grassroots and amateur filmmakers by providing professional kit hire for much cheaper than standard rates, and provid</text:span><text:span text:style-name="T78">es</text:span><text:span text:style-name="T77"> practical training from industry professionals; standard volunteer positions were for three months, but I was asked to stay for a further three.</text:span></text:p>
      <text:p text:style-name="P46"><text:span text:style-name="T77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7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bfbf00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ght_20_blue_20_round_20_bullet" style:display-name="light blue round bullet" style:family="paragraph" style:parent-style-name="Standard" style:list-style-name="List_20_1" style:list-level="3">
      <loext:graphic-properties draw:fill="gradient" draw:fill-gradient-name="white_20_to_20_really_20_light_20_blue" draw:gradient-step-count="0"/>
      <style:paragraph-properties fo:background-color="#f3f8fe"/>
      <style:text-properties fo:font-size="11pt" style:font-size-asian="11pt" style:font-size-complex="11pt"/>
    </style:style>
    <style:style style:name="dark_20_blue_20_round_20_bullet" style:display-name="dark blue round bullet" style:family="paragraph" style:parent-style-name="Standard" style:list-style-name="WWNum1" style:list-level="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ee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d8643a" loext:opacity="100%" style:font-name="OpenSymbol" fo:font-family="OpenSymbol" style:font-charset="x-symbol" fo:font-size="11pt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lue_20_Bullets" style:display-name="Blue Bullets" style:family="text" style:parent-style-name="Bullet_20_Symbols">
      <style:text-properties fo:color="#3465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969cm" fo:margin-bottom="2.531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2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81</meta:editing-cycles>
    <meta:creation-date>2019-04-22T12:44:00</meta:creation-date>
    <dc:date>2025-11-05T17:08:05.650716200</dc:date>
    <meta:editing-duration>PT22H24M7S</meta:editing-duration>
    <meta:generator>LibreOffice/25.8.1.1$Windows_X86_64 LibreOffice_project/54047653041915e595ad4e45cccea684809c77b5</meta:generator>
    <meta:print-date>2025-11-05T17:06:30.155441200</meta:print-date>
    <meta:printed-by>PDF files</meta:printed-by>
    <dc:description>Peter Smith CV</dc:description>
    <dc:title>Peter Smith CV</dc:title>
    <meta:document-statistic meta:table-count="1" meta:image-count="0" meta:object-count="0" meta:page-count="2" meta:paragraph-count="65" meta:word-count="724" meta:character-count="4650" meta:non-whitespace-character-count="4018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